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font-name="Courier 10 Pitch" style:text-underline-style="solid" style:text-underline-width="auto" style:text-underline-color="font-color" fo:font-weight="bold" style:font-weight-asian="bold" style:font-weight-complex="bold"/>
    </style:style>
    <style:style style:name="P4" style:family="paragraph" style:parent-style-name="Standard">
      <style:text-properties style:font-name="Courier 10 Pitch" style:text-underline-style="none"/>
    </style:style>
    <style:style style:name="P5" style:family="paragraph" style:parent-style-name="Standard">
      <style:paragraph-properties fo:text-align="start" style:justify-single-word="false"/>
      <style:text-properties style:font-name="Courier 10 Pitch" style:text-underline-style="none" fo:font-weight="bold" style:font-weight-asian="bold" style:font-weight-complex="bold"/>
    </style:style>
    <style:style style:name="P6" style:family="paragraph" style:parent-style-name="Standard">
      <style:paragraph-properties fo:text-align="center" style:justify-single-word="false"/>
      <style:text-properties style:font-name="Courier 10 Pitch" style:text-underline-style="none"/>
    </style:style>
    <style:style style:name="P7" style:family="paragraph" style:parent-style-name="Standard">
      <style:paragraph-properties fo:text-align="start" style:justify-single-word="false"/>
      <style:text-properties style:font-name="Courier 10 Pitch" style:text-underline-style="none" fo:font-weight="normal" style:font-weight-asian="normal" style:font-weight-complex="normal"/>
    </style:style>
    <style:style style:name="P8" style:family="paragraph" style:parent-style-name="Standard">
      <style:paragraph-properties fo:text-align="start" style:justify-single-word="false"/>
      <style:text-properties style:font-name="Courier 10 Pitch"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text-align="end" style:justify-single-word="false"/>
      <style:text-properties style:font-name="Courier 10 Pitch"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font-name="Courier 10 Pitch"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style:font-name="Courier 10 Pitch" fo:font-style="normal" style:text-underline-style="solid" style:text-underline-width="auto" style:text-underline-color="font-color"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text-position="0% 100%" style:font-name="Courier 10 Pitch" fo:font-style="normal" style:text-underline-style="none" fo:font-weight="normal" style:font-style-asian="normal" style:font-weight-asian="normal" style:font-style-complex="normal" style:font-weight-complex="normal"/>
    </style:style>
    <style:style style:name="P13" style:family="paragraph" style:parent-style-name="Standard">
      <style:text-properties style:font-name="Courier 10 Pitch"/>
    </style:style>
    <style:style style:name="P14" style:family="paragraph" style:parent-style-name="Standard">
      <style:paragraph-properties fo:text-align="start" style:justify-single-word="false"/>
      <style:text-properties style:font-name="Courier 10 Pitch" fo:font-style="normal" style:text-underline-style="solid" style:text-underline-width="auto" style:text-underline-color="font-color"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Courier 10 Pitch"/>
    </style:style>
    <style:style style:name="P16" style:family="paragraph" style:parent-style-name="Standard">
      <style:text-properties style:font-name="Courier 10 Pitch"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4925in" fo:margin-right="0in" fo:text-indent="0in" style:auto-text-indent="false"/>
      <style:text-properties style:font-name="Courier 10 Pitch"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indent="0in" style:auto-text-indent="false"/>
      <style:text-properties style:font-name="Courier 10 Pitch" style:text-underline-style="solid" style:text-underline-width="auto" style:text-underline-color="font-color" fo:font-weight="bold" style:font-weight-asian="bold"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style:text-position="sub 58%" fo:font-style="normal" style:text-underline-style="none" fo:font-weight="normal" style:font-size-asian="10.5pt" style:font-style-asian="normal" style:font-weight-asian="normal" style:font-style-complex="normal" style:font-weight-complex="normal"/>
    </style:style>
    <style:style style:name="T10" style:family="text">
      <style:text-properties style:text-position="sub 58%" fo:font-style="normal" style:text-underline-style="none" fo:font-weight="normal" style:font-style-asian="normal" style:font-weight-asian="normal" style:font-style-complex="normal" style:font-weight-complex="normal"/>
    </style:style>
    <style:style style:name="T11" style:family="text">
      <style:text-properties style:text-position="sub 58%" fo:font-style="normal" style:font-style-asian="normal" style:font-style-complex="normal"/>
    </style:style>
    <style:style style:name="T12" style:family="text">
      <style:text-properties style:text-position="super 58%" fo:font-style="normal" style:font-style-asian="normal" style:font-style-complex="normal"/>
    </style:style>
    <style:style style:name="T13" style:family="text">
      <style:text-properties style:text-position="super 58%" style:text-underline-style="none" fo:font-weight="normal" style:font-weight-asian="normal" style:font-weight-complex="normal"/>
    </style:style>
    <style:style style:name="T14" style:family="text">
      <style:text-properties style:font-name="DejaVu Sans" fo:font-size="12pt" fo:font-style="normal" style:font-size-asian="10.5pt" style:font-style-asian="normal" style:font-size-complex="12pt" style:font-style-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1</text:p>
      <text:p text:style-name="P4">When your account is overdrawn...</text:p>
      <text:p text:style-name="P6"><text:span text:style-name="T7">ATM</text:span><text:tab/> <text:s text:c="37"/><text:span text:style-name="T4">Bank Server</text:span></text:p>
      <text:p text:style-name="P8">Account connection request (insert card) → </text:p>
      <text:p text:style-name="P9">← Account connection reply &lt;request PIN&gt;</text:p>
      <text:p text:style-name="P8">Input &lt;PIN&gt; → <text:tab/></text:p>
      <text:p text:style-name="P8"><text:tab/><text:tab/><text:tab/><text:tab/><text:tab/><text:tab/>← SEND options &lt;withdraw|deposit|view&gt; </text:p>
      <text:p text:style-name="P8">GET &lt;withdrawal&gt; → </text:p>
      <text:p text:style-name="P8"><text:tab/><text:tab/><text:tab/><text:tab/><text:tab/><text:tab/><text:tab/><text:tab/>← SEND &lt;savings|checking&gt;</text:p>
      <text:p text:style-name="P8">GET &lt;checking&gt;, GET &lt;amount&gt; → </text:p>
      <text:p text:style-name="P8"><text:tab/><text:tab/><text:tab/><text:tab/><text:tab/><text:tab/>← SEND &lt;insufficient funds&gt; END SESSION</text:p>
      <text:p text:style-name="P8"/>
      <text:p text:style-name="P10">P2</text:p>
      <text:p text:style-name="P8"/>
      <text:p text:style-name="P7"><text:span text:style-name="T2">delay</text:span><text:span text:style-name="T11">back-to-back</text:span><text:span text:style-name="T2"> = </text:span><text:span text:style-name="T3">N*L</text:span><text:span text:style-name="T2"> + </text:span><text:span text:style-name="T3">L*(p-1)</text:span></text:p>
      <text:p text:style-name="P8"><text:tab/><text:tab/><text:tab/> R <text:s text:c="6"/>R</text:p>
      <text:p text:style-name="P8"/>
      <text:p text:style-name="P8">where p = # of packets,</text:p>
      <text:p text:style-name="P8"><text:tab/> N = # of links,</text:p>
      <text:p text:style-name="P8"><text:tab/> L = packet length/size,</text:p>
      <text:p text:style-name="P8"><text:tab/> R = transmission rate</text:p>
      <text:p text:style-name="P8"/>
      <text:p text:style-name="P10">P4</text:p>
      <text:p text:style-name="P8">a. 4 connections can be in progress at any given time.</text:p>
      <text:p text:style-name="P8">b. 4 connections between switches A and C.</text:p>
      <text:p text:style-name="P8">c. No, we can't. The A-C and B-D connections would have to overlap either at AB edge or CD edge.</text:p>
      <text:p text:style-name="P8"/>
      <text:p text:style-name="P3"><text:span text:style-name="T2">P6</text:span><text:span text:style-name="T6"> </text:span></text:p>
      <text:p text:style-name="P3"><text:span text:style-name="T6">a. d</text:span><text:span text:style-name="T10">prop</text:span><text:span text:style-name="T6"> = m/s secs</text:span></text:p>
      <text:p text:style-name="P3"><text:span text:style-name="T6">b. d</text:span><text:span text:style-name="T10">trans</text:span><text:span text:style-name="T6"> = L/R secs</text:span></text:p>
      <text:p text:style-name="P3"><text:span text:style-name="T6">c. d</text:span><text:span text:style-name="T9">end-to-end</text:span><text:span text:style-name="T6"> = (m/s + L/R) secs</text:span></text:p>
      <text:p text:style-name="P8">d. The last bit is just leaving Host A.</text:p>
      <text:p text:style-name="P8">e. The 1st bit is in the link and hasn't reached Host B yet.</text:p>
      <text:p text:style-name="P8">f. The 1st bit has arrived at Host B.</text:p>
      <text:p text:style-name="P8">g. Solve for m:</text:p>
      <text:p text:style-name="P8"/>
      <text:p text:style-name="P5"><text:span text:style-name="T2"><text:tab/>m = </text:span><text:span text:style-name="T3">L(bits)</text:span><text:span text:style-name="T2"> * s = </text:span><text:span text:style-name="T3"><text:s/>120 </text:span><text:span text:style-name="T2"><text:s/>* 2.5*10</text:span><text:span text:style-name="T12">8</text:span><text:span text:style-name="T2"> = 536 km</text:span></text:p>
      <text:p text:style-name="P5"><text:span text:style-name="T2"><text:tab/> <text:s text:c="3"/>R(kbps) <text:s text:c="2"/><text:tab/> <text:s text:c="2"/>56*10</text:span><text:span text:style-name="T12">3</text:span></text:p>
      <text:p text:style-name="P12"/>
      <text:p text:style-name="P12">where m = meters,</text:p>
      <text:p text:style-name="P12"><text:tab/> s = m/s.</text:p>
      <text:p text:style-name="P12"/>
      <text:p text:style-name="P10">P8</text:p>
      <text:p text:style-name="P7"><text:span text:style-name="T2">Users generate data @ </text:span><text:span text:style-name="T5">100 kbps</text:span><text:span text:style-name="T2">,</text:span></text:p>
      <text:p text:style-name="P7"><text:span text:style-name="T2"><text:tab/><text:tab/><text:tab/><text:tab/></text:span><text:span text:style-name="T5">R = 1 Gbps</text:span><text:span text:style-name="T2">,</text:span></text:p>
      <text:p text:style-name="P7"><text:span text:style-name="T2">Probability that a user is active, </text:span><text:span text:style-name="T5">p = 0.1</text:span></text:p>
      <text:p text:style-name="P8"/>
      <text:p text:style-name="P7"><text:soft-page-break/><text:span text:style-name="T2">a. 100 kbps/1 Gbps = 10</text:span><text:span text:style-name="T12">4</text:span><text:span text:style-name="T2">/10</text:span><text:span text:style-name="T12">9</text:span><text:span text:style-name="T2"> = 10</text:span><text:span text:style-name="T12">5</text:span><text:span text:style-name="T2">. </text:span><text:span text:style-name="T5">N = 10,000 users</text:span></text:p>
      <text:p text:style-name="P7"><text:span text:style-name="T2">b. When </text:span><text:span text:style-name="T1">i </text:span><text:span text:style-name="T2">users busy, </text:span><text:span text:style-name="T1">M-i </text:span><text:span text:style-name="T2">users are idle.</text:span></text:p>
      <text:p text:style-name="P7"><text:span text:style-name="T14"><draw:frame draw:style-name="fr1" draw:name="Object1" text:anchor-type="as-char" svg:y="-0.2807in" svg:width="1.7138in" svg:height="0.4484in" draw:z-index="0"><draw:object xlink:href="./Object 1" xlink:type="simple" xlink:show="embed" xlink:actuate="onLoad"/><draw:image xlink:href="./ObjectReplacements/Object 1" xlink:type="simple" xlink:show="embed" xlink:actuate="onLoad"/></draw:frame></text:span><text:span text:style-name="T2"> <text:s/></text:span></text:p>
      <text:p text:style-name="P8"/>
      <text:p text:style-name="P10">P12</text:p>
      <text:p text:style-name="P8">Queuing delay is 0 for 1st packet, </text:p>
      <text:p text:style-name="P8">L/R is queuing delay for 2nd packet,</text:p>
      <text:p text:style-name="P7"><text:span text:style-name="T2">(p-1)L/R is queuing delay for </text:span><text:span text:style-name="T1">p</text:span><text:span text:style-name="T2">th packet.</text:span></text:p>
      <text:p text:style-name="P8"/>
      <text:p text:style-name="P8">The average delay for N packets is:</text:p>
      <text:p text:style-name="P11">(L/R + 2L/R + … + ((N-1)L)/R)</text:p>
      <text:p text:style-name="P8"><text:tab/><text:tab/> <text:s text:c="3"/>N</text:p>
      <text:p text:style-name="P8"/>
      <text:p text:style-name="P8"/>
      <text:p text:style-name="P10">P18</text:p>
      <text:p text:style-name="P15"><text:span text:style-name="T6">INTRACONTINENTAL - </text:span>11 routers (google.com)</text:p>
      <text:p text:style-name="P1">a. Hour One: Avg = 47.228, Stdev = 32.530</text:p>
      <text:p text:style-name="P1"><text:s text:c="3"/>Hour Two: Avg = 38.122, Stdev = 12.906</text:p>
      <text:p text:style-name="P1"><text:s text:c="3"/>Hour Three: Avg = 31.927, Stdev = 30.749</text:p>
      <text:p text:style-name="P1">b. 11 routers in each path. The path deviated at the 6th hop in the <text:tab/>3rd hour. But other than that, the paths were identical.</text:p>
      <text:p text:style-name="P1">c. There are 5 ISPs the Traceroute packets pass through. Yes, <text:tab/>especially when peering between the higher tier ISPs.</text:p>
      <text:p text:style-name="P1"/>
      <text:p text:style-name="P1">INTERCONTINENTAL – 17-20 routers (3gnt.net)</text:p>
      <text:p text:style-name="P1">a. Hour One: Avg = 53.928, Stdev = 52.111</text:p>
      <text:p text:style-name="P1"><text:s text:c="3"/>Hour Two: Avg = 47.928, Stdev = 50.292</text:p>
      <text:p text:style-name="P1"><text:s text:c="3"/>Hour Three: Avg = 77.641, Stdev = 64.994</text:p>
      <text:p text:style-name="P1">b. 20 routers in the 1st path. 17 routers in the following two paths. The paths differentiate between the 1st and 2nd hour as well as between the 2nd and 3rd hour because I switched from Rose Hill to Lincoln Center and then back again. In the last 2 hours, it did redirect through CSC HOLDINGS instead of TeliaSonera.</text:p>
      <text:p text:style-name="P1">c. There are 6 ISPs the Traceroute packets pass through. Oddly enough, the ping time spikes by 100ms when inside the TeliaSonera network. Not even when peering between ISPs.</text:p>
      <text:p text:style-name="P1"/>
      <text:p text:style-name="P2">P31</text:p>
      <text:p text:style-name="P2"><text:span text:style-name="T8"/></text:p>
      <text:p text:style-name="P2"><text:span text:style-name="T8">a. First packet-switch: L/R = (8*10</text:span><text:span text:style-name="T13">6</text:span><text:span text:style-name="T8">)/(2*10</text:span><text:span text:style-name="T13">6</text:span><text:span text:style-name="T8">) = 4 seconds.</text:span></text:p>
      <text:p text:style-name="P2"><text:span text:style-name="T8"><text:s text:c="3"/>For total time: N(L/R) = 3[(8*10</text:span><text:span text:style-name="T13">6</text:span><text:span text:style-name="T8">)/(2*10</text:span><text:span text:style-name="T13">6</text:span><text:span text:style-name="T8">)] = 12 seconds.</text:span></text:p>
      <text:p text:style-name="P2"><text:span text:style-name="T8"><text:tab/>Where N = # of nodes,</text:span></text:p>
      <text:p text:style-name="P2"><text:span text:style-name="T8"><text:tab/><text:tab/> L = message length,</text:span></text:p>
      <text:p text:style-name="P2"><text:span text:style-name="T8"><text:tab/><text:tab/> R = transmission rate.</text:span></text:p>
      <text:p text:style-name="P2"><text:span text:style-name="T8">b. First packet-switch: L/R = (10</text:span><text:span text:style-name="T13">4</text:span><text:span text:style-name="T8">)/(2*10</text:span><text:span text:style-name="T13">6</text:span><text:span text:style-name="T8">) = 5 milliseconds.</text:span></text:p>
      <text:p text:style-name="P2"><text:span text:style-name="T8"><text:s text:c="3"/>2nd packet to 1st switch: p(L/R) = 2[(10</text:span><text:span text:style-name="T13">4</text:span><text:span text:style-name="T8">)/(2*10</text:span><text:span text:style-name="T13">6</text:span><text:span text:style-name="T8">)] = 10 </text:span></text:p>
      <text:p text:style-name="P2"><text:span text:style-name="T8"><text:s text:c="3"/>milliseconds.</text:span></text:p>
      <text:p text:style-name="P2"><text:soft-page-break/><text:span text:style-name="T8"><text:tab/>Where p = # of packet.</text:span></text:p>
      <text:p text:style-name="P2"><text:span text:style-name="T8">c. 1st packet @ dest.: N(L/R) = 3[(10</text:span><text:span text:style-name="T13">4</text:span><text:span text:style-name="T8">)/(2*10</text:span><text:span text:style-name="T13">6</text:span><text:span text:style-name="T8">)] = 15 milliseconds.</text:span></text:p>
      <text:p text:style-name="P2"><text:span text:style-name="T8"><text:tab/>Where N = # of nodes.</text:span></text:p>
      <text:p text:style-name="P2"><text:span text:style-name="T8"/></text:p>
      <text:p text:style-name="P17"><text:span text:style-name="T8">Message segmentation makes the data transfer occur at an impressively faster rate because small bits can be passed along from node-to-node without having to download the entire message first. Similar to an assembly line where every node is only concerned with one part rather than the whole picture.</text:span></text:p>
      <text:p text:style-name="P18"><text:span text:style-name="T8">d. Without message segmentation, if we are controlling for bit errors, then we have to retransmit the whole message every time we have even one bit error.</text:span></text:p>
      <text:p text:style-name="P18"><text:span text:style-name="T8"><text:s text:c="3"/>Also, without segmentation, large messages clog router queues, preventing smaller messages from being passed quickly. This means that real-time applications are not feasible in this scenario.</text:span></text:p>
      <text:p text:style-name="P18"><text:span text:style-name="T8">e. Segmenting means we have to add headers to every packet (adds bits to the total message size).</text:span></text:p>
      <text:p text:style-name="P18"><text:span text:style-name="T8"><text:s text:c="3"/>Also, no matter what the size of the packet, the header is always the same size. So if you're transferring really small packets, headers will still make the packets larger than they would be without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svg:font-family="'DejaVu 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7T12:29:12</meta:creation-date>
    <dc:date>2013-09-20T14:31:26</dc:date>
    <meta:editing-duration>PT7H13M41S</meta:editing-duration>
    <meta:editing-cycles>82</meta:editing-cycles>
    <meta:generator>LibreOffice/3.5$Linux_x86 LibreOffice_project/350m1$Build-2</meta:generator>
    <meta:document-statistic meta:table-count="0" meta:image-count="0" meta:object-count="1" meta:page-count="3" meta:paragraph-count="78" meta:word-count="689" meta:character-count="3841" meta:non-whitespace-character-count="3079"/>
  </office:meta>
</office:document-meta>
</file>

<file path=Object 1/content.xml><?xml version="1.0" encoding="utf-8"?>
<math xmlns="http://www.w3.org/1998/Math/MathML">
  <semantics>
    <mrow>
      <mrow>
        <mrow>
          <mrow>
            <munderover>
              <mo stretchy="false">∑</mo>
              <mrow>
                <mrow>
                  <mi>i</mi>
                  <mo stretchy="false">=</mo>
                  <mrow>
                    <mi>N</mi>
                    <mo stretchy="false">+</mo>
                    <mn>1</mn>
                  </mrow>
                </mrow>
              </mrow>
              <mrow>
                <mi>M</mi>
              </mrow>
            </munderover>
            <mrow>
              <mo stretchy="false">(</mo>
              <mrow>
                <mtable>
                  <mtr>
                    <mtd>
                      <mrow>
                        <mi>M</mi>
                      </mrow>
                    </mtd>
                  </mtr>
                  <mtr>
                    <mtd>
                      <mrow>
                        <mi>i</mi>
                      </mrow>
                    </mtd>
                  </mtr>
                </mtable>
              </mrow>
              <mo stretchy="false">)</mo>
            </mrow>
          </mrow>
          <mo stretchy="false">∗</mo>
          <msup>
            <mi>p</mi>
            <mrow>
              <mi>i</mi>
            </mrow>
          </msup>
        </mrow>
        <mo stretchy="false">∗</mo>
        <msup>
          <mrow>
            <mo stretchy="false">(</mo>
            <mrow>
              <mrow>
                <mn>1</mn>
                <mo stretchy="false">−</mo>
                <mi>p</mi>
              </mrow>
            </mrow>
            <mo stretchy="false">)</mo>
          </mrow>
          <mrow>
            <mrow>
              <mi>M</mi>
              <mo stretchy="false">−</mo>
              <mi>i</mi>
            </mrow>
          </mrow>
        </msup>
      </mrow>
    </mrow>
    <annotation encoding="StarMath 5.0">sum from{i=N+1} to{M} (binom{M}{i}) * p^{i} * (1-p)^{M-i} </annotation>
  </semantics>
</math>
</file>